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09556f" officeooo:paragraph-rsid="0009556f"/>
    </style:style>
    <style:style style:name="P3" style:family="paragraph" style:parent-style-name="Standard">
      <style:text-properties officeooo:paragraph-rsid="0009556f"/>
    </style:style>
    <style:style style:name="P4" style:family="paragraph" style:parent-style-name="Standard">
      <style:text-properties officeooo:rsid="0009a35c" officeooo:paragraph-rsid="0009a35c"/>
    </style:style>
    <style:style style:name="P5" style:family="paragraph" style:parent-style-name="Standard">
      <style:paragraph-properties fo:break-before="page"/>
      <style:text-properties officeooo:rsid="0009556f" officeooo:paragraph-rsid="0009556f"/>
    </style:style>
    <style:style style:name="P6" style:family="paragraph" style:parent-style-name="Standard">
      <style:paragraph-properties fo:break-before="page"/>
      <style:text-properties officeooo:paragraph-rsid="0009556f"/>
    </style:style>
    <style:style style:name="P7" style:family="paragraph" style:parent-style-name="Standard" style:master-page-name="First_20_Page">
      <style:paragraph-properties style:page-number="auto"/>
      <style:text-properties officeooo:rsid="0009a35c" officeooo:paragraph-rsid="0009a35c"/>
    </style:style>
    <style:style style:name="T1" style:family="text">
      <style:text-properties officeooo:rsid="000955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Title">Title Page</text:p>
      <text:p text:style-name="P4"/>
      <text:p text:style-name="P5">Introduction</text:p>
      <text:p text:style-name="P2"/>
      <text:p text:style-name="P5">Introduction</text:p>
      <text:p text:style-name="P2"/>
      <text:p text:style-name="P5">Chapter 1</text:p>
      <text:p text:style-name="P2"/>
      <text:p text:style-name="P5">Chapter 1</text:p>
      <text:p text:style-name="P2"/>
      <text:p text:style-name="P5">Chapter 1</text:p>
      <text:p text:style-name="P2"/>
      <text:p text:style-name="P5">Chapter 1</text:p>
      <text:p text:style-name="P2"/>
      <text:p text:style-name="P6"><text:span text:style-name="T1">Chapter 2</text:span></text:p>
      <text:p text:style-name="P3"/>
      <text:p text:style-name="P6"><text:span text:style-name="T1">Chapter 2</text:span></text:p>
      <text:p text:style-name="P3"/>
      <text:p text:style-name="P6"><text:span text:style-name="T1">Chapter 3</text:span></text:p>
      <text:p text:style-name="P3"/>
      <text:p text:style-name="P6"><text:span text:style-name="T1">Chapter 3</text:span></text:p>
      <text:p text:style-name="P3"/>
      <text:p text:style-name="P6"><text:span text:style-name="T1">Chapter 3</text:span></text:p>
      <text:p text:style-name="P3"/>
      <text:p text:style-name="P5">Conclusion</text:p>
      <text:p text:style-name="P2"/>
      <text:p text:style-name="P5">References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1">1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4T15:51:21.875113857</meta:creation-date>
    <dc:date>2021-12-04T15:57:28.130633882</dc:date>
    <meta:editing-duration>PT6M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4" meta:paragraph-count="15" meta:word-count="25" meta:character-count="136" meta:non-whitespace-character-count="126"/>
  </office:meta>
</office:document-meta>
</file>